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1.59mm" fo:break-before="auto" style:use-optimal-row-height="false"/>
    </style:style>
    <style:style style:name="ro10" style:family="table-row">
      <style:table-row-properties style:row-height="8.94mm" fo:break-before="auto" style:use-optimal-row-height="false"/>
    </style:style>
    <style:style style:name="ro11" style:family="table-row">
      <style:table-row-properties style:row-height="18.26mm" fo:break-before="auto" style:use-optimal-row-height="true"/>
    </style:style>
    <style:style style:name="ro12" style:family="table-row">
      <style:table-row-properties style:row-height="5.17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99" style:family="table-cell" style:parent-style-name="Default" style:data-style-name="N10108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/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9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3" calcext:value-type="percentage">
            <text:p>3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float" office:value="12" calcext:value-type="float">
            <text:p>12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float" office:value="100" calcext:value-type="float">
            <text:p><text:s/>100,00 zł 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1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12">
          <table:table-cell table:style-name="ce6" office:value-type="float" office:value="0" calcext:value-type="float">
            <text:p>0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H3];PRODUCT([.C7];[.H3]))" office:value-type="float" office:value="100.25" calcext:value-type="float">
            <text:p><text:s/>100,25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1" calcext:value-type="float">
            <text:p>1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7];[.$H$2];PRODUCT([.C8];[.D7]+[.$H$2]))" office:value-type="float" office:value="401.250625" calcext:value-type="float">
            <text:p><text:s/>401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2" calcext:value-type="float">
            <text:p>2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8];[.$H$2];PRODUCT([.C9];[.D8]+[.$H$2]))" office:value-type="float" office:value="703.0037515625" calcext:value-type="float">
            <text:p><text:s/>703,00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3" calcext:value-type="float">
            <text:p>3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9];[.$H$2];PRODUCT([.C10];[.D9]+[.$H$2]))" office:value-type="float" office:value="1005.51126094141" calcext:value-type="float">
            <text:p><text:s/>1 005,5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10];[.$H$2];PRODUCT([.C11];[.D10]+[.$H$2]))" office:value-type="float" office:value="1308.77503909376" calcext:value-type="float">
            <text:p><text:s/>1 308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5" calcext:value-type="float">
            <text:p>5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11];[.$H$2];PRODUCT([.C12];[.D11]+[.$H$2]))" office:value-type="float" office:value="1612.79697669149" calcext:value-type="float">
            <text:p><text:s/>1 612,80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6" calcext:value-type="float">
            <text:p>6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12];[.$H$2];PRODUCT([.C13];[.D12]+[.$H$2]))" office:value-type="float" office:value="1917.57896913322" calcext:value-type="float">
            <text:p><text:s/>1 917,5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7" calcext:value-type="float">
            <text:p>7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13];[.$H$2];PRODUCT([.C14];[.D13]+[.$H$2]))" office:value-type="float" office:value="2223.12291655606" calcext:value-type="float">
            <text:p><text:s/>2 223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8" calcext:value-type="float">
            <text:p>8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14];[.$H$2];PRODUCT([.C15];[.D14]+[.$H$2]))" office:value-type="float" office:value="2529.43072384745" calcext:value-type="float">
            <text:p><text:s/>2 529,43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9" calcext:value-type="float">
            <text:p>9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15];[.$H$2];PRODUCT([.C16];[.D15]+[.$H$2]))" office:value-type="float" office:value="2836.50430065706" calcext:value-type="float">
            <text:p><text:s/>2 836,50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10" calcext:value-type="float">
            <text:p>10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16];[.$H$2];PRODUCT([.C17];[.D16]+[.$H$2]))" office:value-type="float" office:value="3144.34556140871" calcext:value-type="float">
            <text:p><text:s/>3 144,3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11" calcext:value-type="float">
            <text:p>11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17];[.$H$2];PRODUCT([.C18];[.D17]+[.$H$2]))" office:value-type="float" office:value="3452.95642531223" calcext:value-type="float">
            <text:p><text:s/>3 452,9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7" office:value-type="float" office:value="12" calcext:value-type="float">
            <text:p>12</text:p>
          </table:table-cell>
          <table:table-cell/>
          <table:table-cell table:style-name="ce13" table:formula="of:=3%/12" office:value-type="float" office:value="0.0025" calcext:value-type="float">
            <text:p>0,0025</text:p>
          </table:table-cell>
          <table:table-cell table:style-name="ce20" table:formula="of:=SUM([.D18];[.$H$2];PRODUCT([.C19];[.D18]+[.$H$2]))" office:value-type="float" office:value="3762.33881637551" calcext:value-type="float">
            <text:p><text:s/>3 762,3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99" table:formula="of:=SUM([.D7:.D19])" office:value-type="currency" office:currency="PLN" office:value="24997.8653665794" calcext:value-type="currency">
            <text:p>24 997,87 zł</text:p>
          </table:table-cell>
          <table:table-cell table:number-columns-repeated="3"/>
          <table:table-cell table:style-name="ce41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table:formula="of:=[.F2]-[.D2]" office:value-type="float" office:value="5.34246575342468" calcext:value-type="float">
            <text:p><text:s/>5,34 zł </text:p>
          </table:table-cell>
          <table:table-cell table:style-name="ce66" table:formula="of:=SUM([.D2];PRODUCT([.D2];[.$A$2];10;1/365))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5.34246575342" calcext:value-type="float">
            <text:p><text:s/>3 005,34 zł </text:p>
          </table:table-cell>
          <table:table-cell table:style-name="ce59" table:formula="of:=[.F3]-[.D3]" office:value-type="float" office:value="5.35197973353343" calcext:value-type="float">
            <text:p><text:s/>5,35 zł </text:p>
          </table:table-cell>
          <table:table-cell table:style-name="ce66" table:formula="of:=SUM([.D3];PRODUCT([.D3];[.$A$2];10;1/365))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10.69444548696" calcext:value-type="float">
            <text:p><text:s/>3 010,69 zł </text:p>
          </table:table-cell>
          <table:table-cell table:style-name="ce59" table:formula="of:=[.F4]-[.D4]" office:value-type="float" office:value="5.36151065634658" calcext:value-type="float">
            <text:p><text:s/>5,36 zł </text:p>
          </table:table-cell>
          <table:table-cell table:style-name="ce66" table:formula="of:=SUM([.D4];PRODUCT([.D4];[.$A$2];10;1/365))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6.0559561433" calcext:value-type="float">
            <text:p><text:s/>3 016,06 zł </text:p>
          </table:table-cell>
          <table:table-cell table:style-name="ce59" table:formula="of:=[.F5]-[.D5]" office:value-type="float" office:value="5.37105855203617" calcext:value-type="float">
            <text:p><text:s/>5,37 zł </text:p>
          </table:table-cell>
          <table:table-cell table:style-name="ce66" table:formula="of:=SUM([.D5];PRODUCT([.D5];[.$A$2];10;1/365))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21.42701469534" calcext:value-type="float">
            <text:p><text:s/>3 021,43 zł </text:p>
          </table:table-cell>
          <table:table-cell table:style-name="ce59" table:formula="of:=[.F6]-[.D6]" office:value-type="float" office:value="5.38062345082744" calcext:value-type="float">
            <text:p><text:s/>5,38 zł </text:p>
          </table:table-cell>
          <table:table-cell table:style-name="ce66" table:formula="of:=SUM([.D6];PRODUCT([.D6];[.$A$2];10;1/365))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6.80763814617" calcext:value-type="float">
            <text:p><text:s/>3 026,81 zł </text:p>
          </table:table-cell>
          <table:table-cell table:style-name="ce59" table:formula="of:=[.F7]-[.D7]" office:value-type="float" office:value="5.39020538300019" calcext:value-type="float">
            <text:p><text:s/>5,39 zł </text:p>
          </table:table-cell>
          <table:table-cell table:style-name="ce66" table:formula="of:=SUM([.D7];PRODUCT([.D7];[.$A$2];10;1/365))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32.19784352917" calcext:value-type="float">
            <text:p><text:s/>3 032,20 zł </text:p>
          </table:table-cell>
          <table:table-cell table:style-name="ce59" table:formula="of:=[.F8]-[.D8]" office:value-type="float" office:value="5.39980437888744" calcext:value-type="float">
            <text:p><text:s/>5,40 zł </text:p>
          </table:table-cell>
          <table:table-cell table:style-name="ce66" table:formula="of:=SUM([.D8];PRODUCT([.D8];[.$A$2];10;1/365))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7.59764790806" calcext:value-type="float">
            <text:p><text:s/>3 037,60 zł </text:p>
          </table:table-cell>
          <table:table-cell table:style-name="ce59" table:formula="of:=[.F9]-[.D9]" office:value-type="float" office:value="5.40942046887722" calcext:value-type="float">
            <text:p><text:s/>5,41 zł </text:p>
          </table:table-cell>
          <table:table-cell table:style-name="ce66" table:formula="of:=SUM([.D9];PRODUCT([.D9];[.$A$2];10;1/365))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43.00706837693" calcext:value-type="float">
            <text:p><text:s/>3 043,01 zł </text:p>
          </table:table-cell>
          <table:table-cell table:style-name="ce59" table:formula="of:=[.F10]-[.D10]" office:value-type="float" office:value="5.41905368341077" calcext:value-type="float">
            <text:p><text:s/>5,42 zł </text:p>
          </table:table-cell>
          <table:table-cell table:style-name="ce66" table:formula="of:=SUM([.D10];PRODUCT([.D10];[.$A$2];10;1/365))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8.42612206034" calcext:value-type="float">
            <text:p><text:s/>3 048,43 zł </text:p>
          </table:table-cell>
          <table:table-cell table:style-name="ce59" table:formula="of:=[.F11]-[.D11]" office:value-type="float" office:value="5.42870405298436" calcext:value-type="float">
            <text:p><text:s/>5,43 zł </text:p>
          </table:table-cell>
          <table:table-cell table:style-name="ce66" table:formula="of:=SUM([.D11];PRODUCT([.D11];[.$A$2];10;1/365))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53.85482611333" calcext:value-type="float">
            <text:p><text:s/>3 053,85 zł </text:p>
          </table:table-cell>
          <table:table-cell table:style-name="ce59" table:formula="of:=[.F12]-[.D12]" office:value-type="float" office:value="5.43837160814701" calcext:value-type="float">
            <text:p><text:s/>5,44 zł </text:p>
          </table:table-cell>
          <table:table-cell table:style-name="ce66" table:formula="of:=SUM([.D12];PRODUCT([.D12];[.$A$2];10;1/365))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9.29319772148" calcext:value-type="float">
            <text:p><text:s/>3 059,29 zł </text:p>
          </table:table-cell>
          <table:table-cell table:style-name="ce59" table:formula="of:=[.F13]-[.D13]" office:value-type="float" office:value="5.44805637950412" calcext:value-type="float">
            <text:p><text:s/>5,45 zł </text:p>
          </table:table-cell>
          <table:table-cell table:style-name="ce66" table:formula="of:=SUM([.D13];PRODUCT([.D13];[.$A$2];10;1/365))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64.74125410098" calcext:value-type="float">
            <text:p><text:s/>3 064,74 zł </text:p>
          </table:table-cell>
          <table:table-cell table:style-name="ce59" table:formula="of:=[.F14]-[.D14]" office:value-type="float" office:value="5.45775839771386" calcext:value-type="float">
            <text:p><text:s/>5,46 zł </text:p>
          </table:table-cell>
          <table:table-cell table:style-name="ce66" table:formula="of:=SUM([.D14];PRODUCT([.D14];[.$A$2];10;1/365))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70.19901249869" calcext:value-type="float">
            <text:p><text:s/>3 070,20 zł </text:p>
          </table:table-cell>
          <table:table-cell table:style-name="ce59" table:formula="of:=[.F15]-[.D15]" office:value-type="float" office:value="5.46747769349076" calcext:value-type="float">
            <text:p><text:s/>5,47 zł </text:p>
          </table:table-cell>
          <table:table-cell table:style-name="ce66" table:formula="of:=SUM([.D15];PRODUCT([.D15];[.$A$2];10;1/365))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5.66649019218" calcext:value-type="float">
            <text:p><text:s/>3 075,67 zł </text:p>
          </table:table-cell>
          <table:table-cell table:style-name="ce59" table:formula="of:=[.F16]-[.D16]" office:value-type="float" office:value="5.47721429760259" calcext:value-type="float">
            <text:p><text:s/>5,48 zł </text:p>
          </table:table-cell>
          <table:table-cell table:style-name="ce66" table:formula="of:=SUM([.D16];PRODUCT([.D16];[.$A$2];10;1/365))" office:value-type="float" office:value="3081.14370448979" calcext:value-type="float">
            <text:p><text:s/>3 081,1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1:01:54.91703068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9-04-03T11:41:38.397557360</dc:date>
    <meta:editing-cycles>15</meta:editing-cycles>
    <meta:editing-duration>P11DT13H59M55S</meta:editing-duration>
    <meta:generator>LibreOffice/6.0.7.3$Linux_X86_64 LibreOffice_project/00m0$Build-3</meta:generator>
    <meta:document-statistic meta:table-count="4" meta:cell-count="171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